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54a" officeooo:paragraph-rsid="001f854a"/>
    </style:style>
    <style:style style:name="P2" style:family="paragraph" style:parent-style-name="Standard" style:list-style-name="L1">
      <style:text-properties officeooo:rsid="001f854a" officeooo:paragraph-rsid="001f854a"/>
    </style:style>
    <style:style style:name="P3" style:family="paragraph" style:parent-style-name="Standard" style:list-style-name="L2">
      <style:text-properties officeooo:rsid="001f854a" officeooo:paragraph-rsid="001f85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DB</text:p>
      <text:list xml:id="list3623162347" text:style-name="L1">
        <text:list-item>
          <text:p text:style-name="P2">erase test-data from seqdb, is that possible ?</text:p>
        </text:list-item>
        <text:list-item>
          <text:p text:style-name="P2">Help-documentation, change the links to our github wiki ?</text:p>
        </text:list-item>
        <text:list-item>
          <text:p text:style-name="P2">Training for our lab-staff, 2 admins and 4 users ?</text:p>
        </text:list-item>
      </text:list>
      <text:p text:style-name="P1"/>
      <text:p text:style-name="P1">Public portal , <text:a xlink:type="simple" xlink:href="https://seqpublic.nrm.se/" text:style-name="Internet_20_link" text:visited-style-name="Visited_20_Internet_20_Link">https://seqpublic.nrm.se/</text:a></text:p>
      <text:p text:style-name="P1"/>
      <text:p text:style-name="P1">Our top x items</text:p>
      <text:list xml:id="list236754552" text:style-name="L2">
        <text:list-item>
          <text:p text:style-name="P3">Clear button, clears out only the fields – does not clear the URL-addition</text:p>
        </text:list-item>
        <text:list-item>
          <text:p text:style-name="P3">Show only ‘public’ , not ‘private’ - ability to set this toggle in SeqDB ?</text:p>
        </text:list-item>
      </text:list>
      <text:p text:style-name="P1"/>
      <text:p text:style-name="P1">Questions:</text:p>
      <text:p text:style-name="P1">- possible integration with DINA in the future , use of DwC-A</text:p>
      <text:p text:style-name="P1">- keeping the DINA as a master and SeqDB as the slave , regarding specimen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imar </meta:initial-creator>
    <meta:creation-date>2018-10-24T20:16:30.542711709</meta:creation-date>
    <dc:date>2018-10-24T20:22:36.009086347</dc:date>
    <dc:creator>Ingimar </dc:creator>
    <meta:editing-duration>PT6M5S</meta:editing-duration>
    <meta:editing-cycles>1</meta:editing-cycles>
    <meta:document-statistic meta:table-count="0" meta:image-count="0" meta:object-count="0" meta:page-count="1" meta:paragraph-count="11" meta:word-count="96" meta:character-count="518" meta:non-whitespace-character-count="437"/>
    <meta:generator>LibreOffice/6.1.2.1$Linux_X86_64 LibreOffice_project/10$Build-1</meta:generator>
  </office:meta>
</office:document-meta>
</file>